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35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Button Presse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ower Button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0xAC</text:p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0xAC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0xAC</text:p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0xAC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0xAC</text:p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0xAC</text:p>
          </table:table-cell>
          <table:table-cell office:value-type="string" calcext:value-type="string">
            <text:p>0x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0xAC</text:p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0xAC</text:p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0xAC</text:p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0xAC</text:p>
          </table:table-cell>
          <table:table-cell office:value-type="string" calcext:value-type="string">
            <text:p>0x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0xAC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0xAC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0xAC</text:p>
          </table:table-cell>
          <table:table-cell office:value-type="string" calcext:value-type="string">
            <text:p>0x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Nimbus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Nimbus Sans" style:font-family-complex="'Nimbus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4T13:30:51.820333265</meta:creation-date>
    <dc:date>2024-09-14T13:34:40.598384224</dc:date>
    <meta:editing-duration>PT3M49S</meta:editing-duration>
    <meta:editing-cycles>1</meta:editing-cycles>
    <meta:document-statistic meta:table-count="1" meta:cell-count="56" meta:object-count="0"/>
    <meta:generator>LibreOffice/24.2.4.2$Linux_X86_64 LibreOffice_project/420$Build-2</meta:generator>
  </office:meta>
</office:document-meta>
</file>